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5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168668" officeooo:paragraph-rsid="00168668"/>
    </style:style>
    <style:style style:name="P21" style:family="paragraph" style:parent-style-name="Standard">
      <style:text-properties officeooo:rsid="00168668" officeooo:paragraph-rsid="00168668"/>
    </style:style>
    <style:style style:name="P22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officeooo:rsid="00196420" officeooo:paragraph-rsid="00196420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6" style:family="paragraph" style:parent-style-name="Standard">
      <style:paragraph-properties style:snap-to-layout-grid="false"/>
      <style:text-properties officeooo:rsid="00196420" officeooo:paragraph-rsid="001a3de2"/>
    </style:style>
    <style:style style:name="P27" style:family="paragraph" style:parent-style-name="Standard">
      <style:paragraph-properties style:snap-to-layout-grid="false"/>
      <style:text-properties officeooo:rsid="001a3de2" officeooo:paragraph-rsid="001a3de2"/>
    </style:style>
    <style:style style:name="P28" style:family="paragraph" style:parent-style-name="Standard">
      <style:paragraph-properties style:snap-to-layout-grid="false"/>
      <style:text-properties officeooo:rsid="001a6a73" officeooo:paragraph-rsid="001a6a73"/>
    </style:style>
    <style:style style:name="P29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0" style:family="paragraph" style:parent-style-name="Heading_20_3">
      <style:text-properties fo:font-size="12pt" style:font-size-asian="12pt" style:font-size-complex="10pt"/>
    </style:style>
    <style:style style:name="P31" style:family="paragraph" style:parent-style-name="Heading_20_3">
      <style:text-properties fo:font-size="12pt" fo:language="fr" fo:country="FR" style:font-size-asian="12pt" style:font-size-complex="10pt"/>
    </style:style>
    <style:style style:name="P32" style:family="paragraph" style:parent-style-name="Heading_20_3" style:list-style-name="">
      <style:paragraph-properties fo:line-height="115%" fo:keep-together="always" fo:orphans="2" fo:widows="2"/>
    </style:style>
    <style:style style:name="P33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4" style:family="paragraph" style:parent-style-name="Heading_20_6">
      <style:paragraph-properties fo:text-align="center" style:justify-single-word="false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a86f9"/>
    </style:style>
    <style:style style:name="T5" style:family="text">
      <style:text-properties officeooo:rsid="001a6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4">Alfox</text:span></text:p>
          </table:table-cell>
          <table:table-cell table:style-name="Tableau1.A1" office:value-type="string">
            <text:p text:style-name="P20">Bluetooth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2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4">On configure le Bluetooth puis on vérifie qu’il a bien été configur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3"/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4">Main avec appel aux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0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1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33" text:outline-level="5">Oui</text:h>
          </table:table-cell>
        </table:table-row>
      </table:table>
      <text:h text:style-name="P32" text:outline-level="3"/>
      <text:p text:style-name="P24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4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7">1</text:p>
          </table:table-cell>
          <table:table-cell table:style-name="Tableau5.A1" office:value-type="string">
            <text:p text:style-name="P6">Test de connection normal, OBD2 allumé.</text:p>
          </table:table-cell>
          <table:table-cell table:style-name="Tableau5.A1" office:value-type="string">
            <text:p text:style-name="P20">Adresse de L’OBD2</text:p>
          </table:table-cell>
          <table:table-cell table:style-name="Tableau5.D1" office:value-type="string">
            <text:p text:style-name="P27">C<text:span text:style-name="T5">onfiguration</text:span> réussi <text:span text:style-name="T5">(255)</text:span>, résultat isActif true.</text:p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6">Test de connection avec OBD2 eteint</text:p>
          </table:table-cell>
          <table:table-cell table:style-name="Tableau5.A1" office:value-type="string">
            <text:p text:style-name="P23">Adresse de L’OBD2</text:p>
          </table:table-cell>
          <table:table-cell table:style-name="Tableau5.D1" office:value-type="string">
            <text:p text:style-name="P27">Echec de connection, renvoie une erreur de 239 (Tout réussi sauf appairage)</text:p>
          </table:table-cell>
        </table:table-row>
        <table:table-row table:style-name="Tableau5.1">
          <table:table-cell table:style-name="Tableau5.A1" office:value-type="string">
            <text:p text:style-name="P17">3</text:p>
          </table:table-cell>
          <table:table-cell table:style-name="Tableau5.A1" office:value-type="string">
            <text:p text:style-name="P35">Test de connection avec OBD2 allumé et EN non connecté</text:p>
          </table:table-cell>
          <table:table-cell table:style-name="Tableau5.A1" office:value-type="string">
            <text:p text:style-name="P26">Adresse de L’OBD2</text:p>
          </table:table-cell>
          <table:table-cell table:style-name="Tableau5.D1" office:value-type="string">
            <text:p text:style-name="P27">Echec de connection, renvoie une erreur de 128 (Echec de toutes les commandes AT)</text:p>
          </table:table-cell>
        </table:table-row>
        <table:table-row table:style-name="Tableau5.1">
          <table:table-cell table:style-name="Tableau5.A5" office:value-type="string">
            <text:p text:style-name="P25">4</text:p>
          </table:table-cell>
          <table:table-cell table:style-name="Tableau5.A5" office:value-type="string">
            <text:p text:style-name="P35">Test de connection avec OBD2 allumé mais déjà lié.</text:p>
          </table:table-cell>
          <table:table-cell table:style-name="Tableau5.A5" office:value-type="string">
            <text:p text:style-name="P27">Aucun</text:p>
          </table:table-cell>
          <table:table-cell table:style-name="Tableau5.D5" office:value-type="string">
            <text:p text:style-name="P28">Résultat isActif true (Pas de configuration nécessaire)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0" text:outline-level="3"/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2T15:21:43.032555022</dc:date>
    <meta:editing-cycles>7</meta:editing-cycles>
    <meta:editing-duration>PT11M42S</meta:editing-duration>
    <meta:generator>LibreOffice/5.1.4.2$Linux_X86_64 LibreOffice_project/10$Build-2</meta:generator>
    <meta:document-statistic meta:table-count="6" meta:image-count="0" meta:object-count="0" meta:page-count="2" meta:paragraph-count="59" meta:word-count="216" meta:character-count="1324" meta:non-whitespace-character-count="1165"/>
  </office:meta>
</office:document-meta>
</file>